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4.7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3.2764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25in" fo:margin-left="0.4847in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32in" fo:margin-left="0.5069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2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3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4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5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6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7" style:family="paragraph" style:parent-style-name="Table_20_Contents">
      <style:paragraph-properties fo:line-height="150%"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officeooo:rsid="0139c761" officeooo:paragraph-rsid="00bfca14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officeooo:rsid="013d6426" officeooo:paragraph-rsid="00bfca14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officeooo:rsid="0057f3c2" officeooo:paragraph-rsid="0057f3c2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officeooo:rsid="0065172a" officeooo:paragraph-rsid="0065172a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officeooo:rsid="0067f29a" officeooo:paragraph-rsid="0067f29a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officeooo:rsid="00787994" officeooo:paragraph-rsid="00787994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rsid="007a627b" officeooo:paragraph-rsid="007a627b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weight="bold" officeooo:rsid="007d1ea3" officeooo:paragraph-rsid="008ce2f1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weight="bold" officeooo:rsid="008060f4" officeooo:paragraph-rsid="008060f4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officeooo:rsid="008ce2f1" officeooo:paragraph-rsid="008ce2f1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officeooo:rsid="007fc3b4" officeooo:paragraph-rsid="007fc3b4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officeooo:rsid="008e601a" officeooo:paragraph-rsid="008e601a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officeooo:rsid="00939868" officeooo:paragraph-rsid="00939868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officeooo:rsid="0096a8b4" officeooo:paragraph-rsid="0096a8b4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officeooo:rsid="009731c1" officeooo:paragraph-rsid="009731c1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0c6e7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720cc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officeooo:rsid="013fcc00" officeooo:paragraph-rsid="013fcc00"/>
    </style:style>
    <style:style style:name="P28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fo:font-weight="bold" officeooo:rsid="0061fc86" officeooo:paragraph-rsid="0061fc86" style:font-weight-asian="bold" style:font-weight-complex="bold"/>
    </style:style>
    <style:style style:name="P29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bb04e"/>
    </style:style>
    <style:style style:name="P30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a138f"/>
    </style:style>
    <style:style style:name="P31" style:family="paragraph" style:parent-style-name="Standard">
      <style:paragraph-properties fo:line-height="150%" fo:text-align="center" style:justify-single-word="false"/>
      <style:text-properties style:font-name="Liberation Serif" fo:font-weight="bold" officeooo:rsid="0020733c" officeooo:paragraph-rsid="0020733c" style:font-weight-asian="bold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font-name="Liberation Serif" officeooo:paragraph-rsid="0020733c"/>
    </style:style>
    <style:style style:name="P3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paragraph-rsid="005459e4"/>
    </style:style>
    <style:style style:name="P34" style:family="paragraph" style:parent-style-name="Standard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35" style:family="paragraph" style:parent-style-name="Standard">
      <style:paragraph-properties fo:line-height="150%" fo:text-align="start" style:justify-single-word="false"/>
      <style:text-properties style:font-name="Liberation Serif" officeooo:rsid="003ca262" officeooo:paragraph-rsid="00bfca14"/>
    </style:style>
    <style:style style:name="P3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88787" officeooo:paragraph-rsid="00488787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0504dd9"/>
    </style:style>
    <style:style style:name="P3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b81b"/>
    </style:style>
    <style:style style:name="P3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40" style:family="paragraph" style:parent-style-name="Standard">
      <style:text-properties style:font-name="Liberation Serif" officeooo:paragraph-rsid="00b0c6e7"/>
    </style:style>
    <style:style style:name="P41" style:family="paragraph" style:parent-style-name="Standard">
      <loext:graphic-properties draw:fill="none"/>
      <style:paragraph-properties fo:margin-left="0.5in" fo:margin-right="0in" fo:line-height="150%" fo:text-align="start" style:justify-single-word="false" fo:text-indent="0in" style:auto-text-indent="false" fo:background-color="transparent"/>
      <style:text-properties style:font-name="Liberation Serif" officeooo:rsid="00aa273b" officeooo:paragraph-rsid="00aa273b"/>
    </style:style>
    <style:style style:name="P42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Liberation Serif" officeooo:rsid="00aa273b" officeooo:paragraph-rsid="00b0c6e7"/>
    </style:style>
    <style:style style:name="P43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7f917e" officeooo:paragraph-rsid="017f917e"/>
    </style:style>
    <style:style style:name="P44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7f917e" officeooo:paragraph-rsid="017f917e"/>
    </style:style>
    <style:style style:name="P45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46" style:family="paragraph" style:parent-style-name="Table_20_Contents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style:font-name="Times New Roman" fo:font-size="12pt" officeooo:rsid="00525b9b" officeooo:paragraph-rsid="0157983f" style:font-size-asian="12pt" style:font-size-complex="12pt"/>
    </style:style>
    <style:style style:name="P47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9fbbd" officeooo:paragraph-rsid="0059fbbd"/>
    </style:style>
    <style:style style:name="P48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d982d" officeooo:paragraph-rsid="005d982d"/>
    </style:style>
    <style:style style:name="P49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e2873" officeooo:paragraph-rsid="005e2873"/>
    </style:style>
    <style:style style:name="P50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06c68dd"/>
    </style:style>
    <style:style style:name="P51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14abf34"/>
    </style:style>
    <style:style style:name="P52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07292f5"/>
    </style:style>
    <style:style style:name="P53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14abf34"/>
    </style:style>
    <style:style style:name="P54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238dc"/>
    </style:style>
    <style:style style:name="P55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abf34"/>
    </style:style>
    <style:style style:name="P56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07711e8"/>
    </style:style>
    <style:style style:name="P57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14abf34"/>
    </style:style>
    <style:style style:name="P58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0f76919"/>
    </style:style>
    <style:style style:name="P59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14abf34"/>
    </style:style>
    <style:style style:name="P60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07941d4"/>
    </style:style>
    <style:style style:name="P61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8ca867"/>
    </style:style>
    <style:style style:name="P62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792257" officeooo:paragraph-rsid="01792257"/>
    </style:style>
    <style:style style:name="P63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792257" officeooo:paragraph-rsid="018ca867"/>
    </style:style>
    <style:style style:name="P64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7b6a7c"/>
    </style:style>
    <style:style style:name="P65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8ca867"/>
    </style:style>
    <style:style style:name="P66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7b6a7c"/>
    </style:style>
    <style:style style:name="P67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8ca867"/>
    </style:style>
    <style:style style:name="P68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07a627b"/>
    </style:style>
    <style:style style:name="P69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14abf34"/>
    </style:style>
    <style:style style:name="P70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07a627b"/>
    </style:style>
    <style:style style:name="P71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14abf34"/>
    </style:style>
    <style:style style:name="P72" style:family="paragraph" style:parent-style-name="Table_20_Contents" style:list-style-name="L14">
      <loext:graphic-properties draw:fill="none"/>
      <style:paragraph-properties fo:text-align="center" style:justify-single-word="false" fo:background-color="transparent" text:number-lines="false" text:line-number="0"/>
      <style:text-properties style:font-name="Liberation Serif" officeooo:rsid="0097b635" officeooo:paragraph-rsid="009a138f"/>
    </style:style>
    <style:style style:name="P73" style:family="paragraph" style:parent-style-name="Standard" style:list-style-name="L2">
      <style:paragraph-properties fo:line-height="150%" fo:text-align="start" style:justify-single-word="false"/>
      <style:text-properties style:font-name="Liberation Serif" officeooo:rsid="003d42dd" officeooo:paragraph-rsid="003ab081"/>
    </style:style>
    <style:style style:name="P74" style:family="paragraph" style:parent-style-name="Standard" style:list-style-name="L4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75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2b9fde" officeooo:paragraph-rsid="0183644b"/>
    </style:style>
    <style:style style:name="P76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9d3dc" officeooo:paragraph-rsid="0049d3dc"/>
    </style:style>
    <style:style style:name="P77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84ed86" officeooo:paragraph-rsid="0184ed86"/>
    </style:style>
    <style:style style:name="P78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0504dd9"/>
    </style:style>
    <style:style style:name="P7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868fe9" officeooo:paragraph-rsid="01868fe9"/>
    </style:style>
    <style:style style:name="P80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868fe9" officeooo:paragraph-rsid="01868fe9"/>
    </style:style>
    <style:style style:name="P81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868fe9" officeooo:paragraph-rsid="01868fe9"/>
    </style:style>
    <style:style style:name="P82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87051b" officeooo:paragraph-rsid="0187051b"/>
    </style:style>
    <style:style style:name="P83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88ee6a" officeooo:paragraph-rsid="0188ee6a"/>
    </style:style>
    <style:style style:name="P84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f39f"/>
    </style:style>
    <style:style style:name="P85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459e4" officeooo:paragraph-rsid="005459e4"/>
    </style:style>
    <style:style style:name="P86" style:family="paragraph" style:parent-style-name="Standard" style:list-style-name="L13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87" style:family="paragraph" style:parent-style-name="Standard" style:list-style-name="L15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aa273b" officeooo:paragraph-rsid="00aa273b"/>
    </style:style>
    <style:style style:name="P88" style:family="paragraph" style:parent-style-name="Standard" style:list-style-name="L16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89" style:family="paragraph" style:parent-style-name="Standard" style:list-style-name="L5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style:font-name="Liberation Serif" officeooo:rsid="012b9fde" officeooo:paragraph-rsid="012b9fde"/>
    </style:style>
    <style:style style:name="P90" style:family="paragraph" style:parent-style-name="Standard" style:list-style-name="L17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style:font-name="Liberation Serif" officeooo:rsid="00aa273b" officeooo:paragraph-rsid="00aa273b"/>
    </style:style>
    <style:style style:name="P91" style:family="paragraph" style:parent-style-name="Standard" style:list-style-name="L17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Liberation Serif" officeooo:rsid="00aa273b" officeooo:paragraph-rsid="00aa273b"/>
    </style:style>
    <style:style style:name="P92" style:family="paragraph" style:parent-style-name="Standard" style:list-style-name="L18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93" style:family="paragraph" style:parent-style-name="Standard" style:list-style-name="L19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P94" style:family="paragraph" style:parent-style-name="Standard" style:list-style-name="L18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95" style:family="paragraph" style:parent-style-name="Standard" style:list-style-name="L19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officeooo:rsid="005d982d"/>
    </style:style>
    <style:style style:name="T4" style:family="text">
      <style:text-properties style:text-underline-style="none" officeooo:rsid="007c66f1"/>
    </style:style>
    <style:style style:name="T5" style:family="text">
      <style:text-properties officeooo:rsid="007ddb89"/>
    </style:style>
    <style:style style:name="T6" style:family="text">
      <style:text-properties officeooo:rsid="00855c21"/>
    </style:style>
    <style:style style:name="T7" style:family="text">
      <style:text-properties officeooo:rsid="0097415f"/>
    </style:style>
    <style:style style:name="T8" style:family="text">
      <style:text-properties officeooo:rsid="00ad07c3"/>
    </style:style>
    <style:style style:name="T9" style:family="text">
      <style:text-properties officeooo:rsid="008bc88b"/>
    </style:style>
    <style:style style:name="T10" style:family="text">
      <style:text-properties officeooo:rsid="008ae4a1"/>
    </style:style>
    <style:style style:name="T11" style:family="text">
      <style:text-properties officeooo:rsid="00b8e445"/>
    </style:style>
    <style:style style:name="T12" style:family="text">
      <style:text-properties officeooo:rsid="00beafe0"/>
    </style:style>
    <style:style style:name="T13" style:family="text">
      <style:text-properties officeooo:rsid="00db4739"/>
    </style:style>
    <style:style style:name="T14" style:family="text">
      <style:text-properties officeooo:rsid="00dea924"/>
    </style:style>
    <style:style style:name="T15" style:family="text">
      <style:text-properties officeooo:rsid="00efe00f"/>
    </style:style>
    <style:style style:name="T16" style:family="text">
      <style:text-properties officeooo:rsid="013e7f76"/>
    </style:style>
    <style:style style:name="T17" style:family="text">
      <style:text-properties officeooo:rsid="0157983f"/>
    </style:style>
    <style:style style:name="T18" style:family="text">
      <style:text-properties officeooo:rsid="01638f6c"/>
    </style:style>
    <style:style style:name="T19" style:family="text">
      <style:text-properties officeooo:rsid="01803cbd"/>
    </style:style>
    <style:style style:name="T20" style:family="text">
      <style:text-properties officeooo:rsid="0181c43c"/>
    </style:style>
    <style:style style:name="T21" style:family="text">
      <style:text-properties officeooo:rsid="0183644b"/>
    </style:style>
    <style:style style:name="T22" style:family="text">
      <style:text-properties officeooo:rsid="018a8356"/>
    </style:style>
    <style:style style:name="T23" style:family="text">
      <style:text-properties officeooo:rsid="018e622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ENCANA PELAKSANAAN PEMBELAJARAN</text:p>
      <text:p text:style-name="P31">(RPP <text:span text:style-name="T23">4</text:span>)</text:p>
      <text:p text:style-name="P32"><draw:frame draw:style-name="fr1" draw:name="Frame1" text:anchor-type="paragraph" svg:x="1.1339in" svg:y="0.2327in" svg:width="4.8382in" draw:z-index="0"><draw:text-box fo:min-height="2.7465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">Satuan Pendidikan</text:p></table:table-cell><table:table-cell table:style-name="Table1.A1" office:value-type="string"><text:p text:style-name="P7">:</text:p></table:table-cell><table:table-cell table:style-name="Table1.A1" office:value-type="string"><text:p text:style-name="P1">SD Negeri 42 Kota Ternate</text:p></table:table-cell></table:table-row><table:table-row><table:table-cell table:style-name="Table1.A1" office:value-type="string"><text:p text:style-name="P2">Mata Pelajaran</text:p></table:table-cell><table:table-cell table:style-name="Table1.A1" office:value-type="string"><text:p text:style-name="P7">:</text:p></table:table-cell><table:table-cell table:style-name="Table1.A1" office:value-type="string"><text:p text:style-name="P2">Pendidikan Jasmani - Olahraga Kesehatan</text:p></table:table-cell></table:table-row><table:table-row><table:table-cell table:style-name="Table1.A1" office:value-type="string"><text:p text:style-name="P3">Kelas / Semester</text:p></table:table-cell><table:table-cell table:style-name="Table1.A1" office:value-type="string"><text:p text:style-name="P7">:</text:p></table:table-cell><table:table-cell table:style-name="Table1.A1" office:value-type="string"><text:p text:style-name="P4"><text:span text:style-name="T14">II</text:span> / 2</text:p></table:table-cell></table:table-row><table:table-row><table:table-cell table:style-name="Table1.A1" office:value-type="string"><text:p text:style-name="P5">Materi Pokok</text:p></table:table-cell><table:table-cell table:style-name="Table1.A1" office:value-type="string"><text:p text:style-name="P7">:</text:p></table:table-cell><table:table-cell table:style-name="Table1.A1" office:value-type="string"><text:list xml:id="list1252785490" text:style-name="L1"><text:list-item><text:p text:style-name="P43">Menjaga kebersihan tempat tidur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82902849676242" text:continue-numbering="true" text:style-name="L1"><text:list-item><text:p text:style-name="P44">Menjaga kebersihan lingkungan ruma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82902486279980" text:continue-numbering="true" text:style-name="L1"><text:list-item><text:p text:style-name="P44">Menjaga kebersihan lingkungan kelas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82902350849949" text:continue-numbering="true" text:style-name="L1"><text:list-item><text:p text:style-name="P44">Menjaga kebersihan lingkungan sekolah</text:p></text:list-item></text:list></table:table-cell></table:table-row><table:table-row><table:table-cell table:style-name="Table1.A1" office:value-type="string"><text:p text:style-name="P6">Alokasi Waktu</text:p></table:table-cell><table:table-cell table:style-name="Table1.A1" office:value-type="string"><text:p text:style-name="P7">:</text:p></table:table-cell><table:table-cell table:style-name="Table1.A1" office:value-type="string"><text:list xml:id="list194846992787072" text:style-name="L1"><text:list-header><text:p text:style-name="P45"><text:span text:style-name="T20">8</text:span> Jam Pelajaran (<text:span text:style-name="T19">2 </text:span>x TM)</text:p></text:list-header></text:list></table:table-cell></table:table-row></table:table></draw:text-box></draw:frame></text:p>
      <text:list xml:id="list797144030" text:style-name="L2">
        <text:list-item>
          <text:p text:style-name="P73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3.<text:span text:style-name="T17">8.</text:span></text:p>
          </table:table-cell>
          <table:table-cell table:style-name="Table5.A1" office:value-type="string">
            <text:list xml:id="list15211078" text:style-name="L3">
              <text:list-item>
                <text:list>
                  <text:list-header>
                    <text:p text:style-name="P46">Memahami cara menjaga kebersihan lingkungan (tempat tidur, rumah, kelas, lingkungan sekolah, dan lain-lain)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9">4.<text:span text:style-name="T17">8</text:span>.</text:p>
          </table:table-cell>
          <table:table-cell table:style-name="Table5.A1" office:value-type="string">
            <text:list xml:id="list182901958824538" text:continue-numbering="true" text:style-name="L3">
              <text:list-item>
                <text:list>
                  <text:list-header>
                    <text:p text:style-name="P46">Menceritakan cara menjaga kebersihan lingkungan (tempat tidur, rumah, kelas, lingkungan sekolah).</text:p>
                  </text:list-header>
                </text:list>
              </text:list-item>
            </text:list>
          </table:table-cell>
        </table:table-row>
      </table:table>
      <text:p text:style-name="P35"/>
      <text:p text:style-name="P35"/>
      <text:list xml:id="list2501147105" text:style-name="L4">
        <text:list-item>
          <text:p text:style-name="P74">T<text:span text:style-name="T1">UJUAN PEMBELAJARAN</text:span></text:p>
        </text:list-item>
      </text:list>
      <text:p text:style-name="P34"><text:tab/><text:span text:style-name="T1">Dengan menyimak informasi dan peragaan materi dari guru, peserta didik dapat:</text:span></text:p>
      <text:list xml:id="list2986425498" text:style-name="L5">
        <text:list-item>
          <text:p text:style-name="P89">Memahami <text:span text:style-name="T21">cara menjaga kebersihan tempat tidur, kebersihan lingkungan rumah, kebersihan lingkungan kelas dan kebersihan lingkungan sekolah</text:span></text:p>
        </text:list-item>
        <text:list-item>
          <text:p text:style-name="P75"><text:span text:style-name="T21">Menceritakan</text:span> <text:span text:style-name="T21">cara menjaga kebersihan tempat tidur, kebersihan lingkungan rumah, kebersihan lingkungan kelas dan kebersihan lingkungan sekolah dengan sempurna</text:span></text:p>
        </text:list-item>
      </text:list>
      <text:p text:style-name="P36"/>
      <text:list xml:id="list2299828485" text:style-name="L6">
        <text:list-item>
          <text:p text:style-name="P76">INDIKATOR PENCAPAIAN KOMPETENSI <text:span text:style-name="T2">(IPK)</text:span></text:p>
          <text:list>
            <text:list-item>
              <text:p text:style-name="P77">Mendeskripsikan bagian – bagian tempat tidur yang harus dibersihkan setelah bangun dari tidur</text:p>
            </text:list-item>
            <text:list-item>
              <text:p text:style-name="P77">Menjelaskan cara membereskan bagian – bagian tempat tidur setelah bangun dari tidur</text:p>
            </text:list-item>
            <text:list-item>
              <text:p text:style-name="P77">Mendeskripsikan bagian – bagian dalam kamar tidur yang harus ditata / dibersihkan</text:p>
            </text:list-item>
            <text:list-item>
              <text:p text:style-name="P77">Menjelaskan cara menata / merapikan kamar tidur</text:p>
            </text:list-item>
            <text:list-item>
              <text:p text:style-name="P77"><text:soft-page-break/>Mendeskripsikan bagian – bagian rumah yang harus dibersihkan</text:p>
            </text:list-item>
            <text:list-item>
              <text:p text:style-name="P77">Mendeskripsikan peralatan – peralatan rumah yang harus ditata / dirapihkan</text:p>
            </text:list-item>
            <text:list-item>
              <text:p text:style-name="P77">Menjelaskan cara membersihkan bagian – bagian rumah</text:p>
            </text:list-item>
            <text:list-item>
              <text:p text:style-name="P77">Menjelaskan cara menata bagian – bagian rumah</text:p>
            </text:list-item>
            <text:list-item>
              <text:p text:style-name="P77">Mendeskripsikan bagian – bagian kelas yang harus dibersihkan</text:p>
            </text:list-item>
            <text:list-item>
              <text:p text:style-name="P77">Menjelaskan cara menjaga kebersihan kelas</text:p>
            </text:list-item>
            <text:list-item>
              <text:p text:style-name="P77">Mendeskripsikan bagian – bagian lingkungan sekolah yang harus dibersihkan</text:p>
            </text:list-item>
            <text:list-item>
              <text:p text:style-name="P77">Menjelaskan cara menjaga kebersihan sekolah</text:p>
            </text:list-item>
          </text:list>
        </text:list-item>
      </text:list>
      <text:p text:style-name="P37"/>
      <text:p text:style-name="P37"/>
      <text:list xml:id="list4038463694" text:style-name="L7">
        <text:list-item>
          <text:p text:style-name="P78">MATERI PEMBELAJARAN</text:p>
          <text:list>
            <text:list-item>
              <text:p text:style-name="P79">Menjaga kebersihan tempat tidur</text:p>
            </text:list-item>
          </text:list>
        </text:list-item>
      </text:list>
      <text:list xml:id="list2543640287" text:style-name="L8">
        <text:list-item>
          <text:list>
            <text:list-item>
              <text:list>
                <text:list-item>
                  <text:p text:style-name="P80">Menata / merapikan bantal kepala, bantal guling / peluk, selimut dan seprai</text:p>
                </text:list-item>
              </text:list>
            </text:list-item>
          </text:list>
        </text:list-item>
      </text:list>
      <text:list xml:id="list30847923" text:style-name="L9">
        <text:list-item>
          <text:list>
            <text:list-item>
              <text:list>
                <text:list-item>
                  <text:p text:style-name="P81">Membersihkan, <text:s/>menata / merapikan kamar tidur</text:p>
                </text:list-item>
              </text:list>
            </text:list-item>
          </text:list>
        </text:list-item>
      </text:list>
      <text:list xml:id="list182902622840446" text:continue-list="list4038463694" text:style-name="L7">
        <text:list-item>
          <text:list>
            <text:list-item>
              <text:p text:style-name="P82">Menjaga kebersihan lingkungan rumah</text:p>
              <text:list>
                <text:list-item>
                  <text:p text:style-name="P82">Menyapu halaman</text:p>
                </text:list-item>
                <text:list-item>
                  <text:p text:style-name="P82">Menyiapkan tempat sampah</text:p>
                </text:list-item>
                <text:list-item>
                  <text:p text:style-name="P82">Membuang sampah pada tempatnya</text:p>
                </text:list-item>
                <text:list-item>
                  <text:p text:style-name="P82">Menempatkan barang dirumah pada tempatnya</text:p>
                </text:list-item>
                <text:list-item>
                  <text:p text:style-name="P82">Membersihkan kamar mandi, WC</text:p>
                </text:list-item>
              </text:list>
            </text:list-item>
            <text:list-item>
              <text:p text:style-name="P82">Menjaga kebersihan lingkungan kelas</text:p>
              <text:list>
                <text:list-item>
                  <text:p text:style-name="P82">Menyiapkan tempat sampah di masing – masing kelas</text:p>
                </text:list-item>
                <text:list-item>
                  <text:p text:style-name="P82">Membersihkan perabot yang ada di kelas secara bergilir</text:p>
                </text:list-item>
                <text:list-item>
                  <text:p text:style-name="P82">Tidak membuang sampah sembarangan didalam kelas</text:p>
                </text:list-item>
                <text:list-item>
                  <text:p text:style-name="P82">Piket kelas secara bergilir</text:p>
                </text:list-item>
              </text:list>
            </text:list-item>
            <text:list-item>
              <text:p text:style-name="P83">Menjaga kebersihan lingkungan sekolah</text:p>
              <text:list>
                <text:list-item>
                  <text:p text:style-name="P83">Menyiapkan tempat sampah pada sudut strategis</text:p>
                </text:list-item>
                <text:list-item>
                  <text:p text:style-name="P83">Tidak membuang sampah di sembarang tempat dilingkungan sekolah</text:p>
                </text:list-item>
                <text:list-item>
                  <text:p text:style-name="P83">Merawat tanaman / bunga disekitar sekolah</text:p>
                </text:list-item>
                <text:list-item>
                  <text:p text:style-name="P83">Menjaga kebersihan WC sekolah</text:p>
                </text:list-item>
                <text:list-item>
                  <text:p text:style-name="P83">Membentuk piket sekolah secara bergilir</text:p>
                </text:list-item>
              </text:list>
            </text:list-item>
          </text:list>
        </text:list-item>
      </text:list>
      <text:p text:style-name="P38"/>
      <text:list xml:id="list2414311115" text:style-name="L10">
        <text:list-item>
          <text:p text:style-name="P84">PENDEKATAN DAN METODE PEMBELAJARAN</text:p>
          <text:list>
            <text:list-item>
              <text:p text:style-name="P84">Pendekatan<text:tab/>: Saintifik</text:p>
            </text:list-item>
            <text:list-item>
              <text:p text:style-name="P84">Metode<text:tab/>: Modeling, Tanya jawab, Diskusi, Kelompok dan Pemberian Tugas</text:p>
            </text:list-item>
          </text:list>
        </text:list-item>
      </text:list>
      <text:list xml:id="list1706900313" text:style-name="L11">
        <text:list-item>
          <text:p text:style-name="P85"><text:soft-page-break/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10">Media</text:p>
          </table:table-cell>
          <table:table-cell table:style-name="Table2.A1" office:value-type="string">
            <text:p text:style-name="P10">:</text:p>
          </table:table-cell>
          <table:table-cell table:style-name="Table2.A1" office:value-type="string">
            <text:p text:style-name="P10">Gambar / <text:span text:style-name="T16">chart</text:span></text:p>
          </table:table-cell>
        </table:table-row>
        <table:table-row>
          <table:table-cell table:style-name="Table2.A1" office:value-type="string">
            <text:p text:style-name="P10">2.</text:p>
          </table:table-cell>
          <table:table-cell table:style-name="Table2.A1" office:value-type="string">
            <text:p text:style-name="P10">Alat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10">Sumber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list xml:id="list3013329682" text:style-name="L12">
              <text:list-item>
                <text:p text:style-name="P47">Buku <text:span text:style-name="T3">G</text:span>uru PJOK Kelas <text:span text:style-name="T15">I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182902721323630" text:continue-numbering="true" text:style-name="L12">
              <text:list-item>
                <text:p text:style-name="P48">Buku Siswa PJOK Kelas <text:span text:style-name="T15">I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182902575302572" text:continue-numbering="true" text:style-name="L12">
              <text:list-item>
                <text:p text:style-name="P49">Konteks yang relevan / sesuai</text:p>
              </text:list-item>
            </text:list>
          </table:table-cell>
        </table:table-row>
      </table:table>
      <text:p text:style-name="P33"/>
      <text:p text:style-name="P33"/>
      <text:list xml:id="list1421658682" text:style-name="L13">
        <text:list-item>
          <text:p text:style-name="P86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8">Pertemuan Pertama: 4 Jam <text:span text:style-name="T4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2">Kegiatan</text:p>
          </table:table-cell>
          <table:table-cell table:style-name="Table3.A2" office:value-type="string">
            <text:p text:style-name="P29">Deskripsi Kegiatan Pembelajaran</text:p>
          </table:table-cell>
          <table:table-cell table:style-name="Table3.C14" office:value-type="string">
            <text:p text:style-name="P12">Alokasi Waktu</text:p>
          </table:table-cell>
        </table:table-row>
        <table:table-row>
          <table:table-cell table:style-name="Table3.A2" office:value-type="string">
            <text:p text:style-name="P13">Pendahuluan</text:p>
          </table:table-cell>
          <table:table-cell table:style-name="Table3.B14" office:value-type="string">
            <text:list xml:id="list1793787590" text:style-name="L14">
              <text:list-item>
                <text:p text:style-name="P50">Pengaturan / Manajemen kelas</text:p>
              </text:list-item>
              <text:list-item>
                <text:p text:style-name="P52">Beroda</text:p>
              </text:list-item>
              <text:list-item>
                <text:p text:style-name="P54">Pemberia motivasi</text:p>
              </text:list-item>
              <text:list-item>
                <text:p text:style-name="P56">Appersepsi</text:p>
              </text:list-item>
              <text:list-item>
                <text:p text:style-name="P58">Penjelasan materi pokok, prosedur kegiatan dan tujuan <text:tab/>pembelajaran yang akan dicapai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4">Inti</text:p>
          </table:table-cell>
          <table:table-cell table:style-name="Table3.B14" office:value-type="string">
            <text:list xml:id="list182901695411299" text:continue-numbering="true" text:style-name="L14">
              <text:list-item>
                <text:p text:style-name="P60">Peserta didik menyimak penjelasan dan peragaan <text:tab/>materi dari guru tentang <text:span text:style-name="T22">menjaga kebersihan kamar <text:tab/>tidur, kebersihan lingkungan rumah, lingkungan kelas <text:tab/>dan lingkungan sekolah</text:span></text:p>
              </text:list-item>
              <text:list-item>
                <text:p text:style-name="P62">Peserta didik mendiskusikan secara kelompok <text:tab/>penjelasan dan peragaan materi dari guru</text:p>
              </text:list-item>
              <text:list-item>
                <text:p text:style-name="P64">Peserta didik <text:span text:style-name="T22">mempresentasikan dihadapan kelompok <text:tab/>lain secara bergelir</text:span></text:p>
              </text:list-item>
              <text:list-item>
                <text:p text:style-name="P66">Peserta didik medapat umpan balik dari guru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5">Penutup</text:p>
          </table:table-cell>
          <table:table-cell table:style-name="Table3.B14" office:value-type="string">
            <text:list xml:id="list182903323360159" text:continue-numbering="true" text:style-name="L14">
              <text:list-item>
                <text:p text:style-name="P68">Bertanya jawab tentang materi yang telah dipelajari</text:p>
              </text:list-item>
              <text:list-item>
                <text:p text:style-name="P70">Guru dan peserta didik bersama – sama membuat <text:tab/>rangkuman</text:p>
              </text:list-item>
              <text:list-item>
                <text:p text:style-name="P68"><text:span text:style-name="T6">Penguatan</text:span> dari guru</text:p>
              </text:list-item>
              <text:list-item>
                <text:p text:style-name="P68">Berdoa</text:p>
              </text:list-item>
              <text:list-item>
                <text:p text:style-name="P68">Selesai</text:p>
              </text:list-item>
            </text:list>
          </table:table-cell>
          <table:table-cell table:style-name="Table3.C7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6">Pertemuan kedua: 4 <text:span text:style-name="T5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8">Kegiatan</text:p>
          </table:table-cell>
          <table:table-cell table:style-name="Table3.A2" office:value-type="string">
            <text:list xml:id="list182903303750280" text:continue-numbering="true" text:style-name="L14">
              <text:list-header>
                <text:p text:style-name="P72">Deskripsi Kegiatan Pembelajaran</text:p>
              </text:list-header>
            </text:list>
          </table:table-cell>
          <table:table-cell table:style-name="Table3.C7" office:value-type="string">
            <text:p text:style-name="P18">Alokasi Waktu</text:p>
          </table:table-cell>
        </table:table-row>
        <table:table-row>
          <table:table-cell table:style-name="Table3.A2" office:value-type="string">
            <text:p text:style-name="P19">Pendahuluan</text:p>
          </table:table-cell>
          <table:table-cell table:style-name="Table3.B14" office:value-type="string">
            <text:list xml:id="list182903100648492" text:continue-numbering="true" text:style-name="L14">
              <text:list-item>
                <text:p text:style-name="P51">Pengaturan / Manajemen kelas</text:p>
              </text:list-item>
              <text:list-item>
                <text:p text:style-name="P53">Beroda</text:p>
              </text:list-item>
              <text:list-item>
                <text:p text:style-name="P55">Pemberia motivasi</text:p>
              </text:list-item>
              <text:list-item>
                <text:p text:style-name="P57">Appersepsi</text:p>
              </text:list-item>
              <text:list-item>
                <text:p text:style-name="P59">Penjelasan materi pokok, prosedur kegiatan dan tujuan <text:tab/>pembelajaran yang akan dicapai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9">Inti</text:p>
          </table:table-cell>
          <table:table-cell table:style-name="Table3.B14" office:value-type="string">
            <text:list xml:id="list182902787424958" text:continue-numbering="true" text:style-name="L14">
              <text:list-item>
                <text:p text:style-name="P61">Peserta didik menyimak penjelasan dan peragaan <text:tab/>materi dari guru tentang <text:span text:style-name="T22">menjaga kebersihan kamar <text:tab/>tidur, kebersihan lingkungan rumah, lingkungan kelas </text:span><text:soft-page-break/><text:span text:style-name="T22"><text:tab/>dan lingkungan sekolah</text:span></text:p>
              </text:list-item>
              <text:list-item>
                <text:p text:style-name="P63">Peserta didik mendiskusikan secara kelompok <text:tab/>penjelasan dan peragaan materi dari guru</text:p>
              </text:list-item>
              <text:list-item>
                <text:p text:style-name="P65">Peserta didik <text:span text:style-name="T22">mempresentasikan dihadapan kelompok <text:tab/>lain secara bergelir</text:span></text:p>
              </text:list-item>
              <text:list-item>
                <text:p text:style-name="P67">Peserta didik medapat umpan balik dari guru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9">Penutup</text:p>
          </table:table-cell>
          <table:table-cell table:style-name="Table3.B14" office:value-type="string">
            <text:list xml:id="list182902926163771" text:continue-numbering="true" text:style-name="L14">
              <text:list-item>
                <text:p text:style-name="P69">Bertanya jawab tentang materi yang telah dipelajari</text:p>
              </text:list-item>
              <text:list-item>
                <text:p text:style-name="P71">Guru dan peserta didik bersama – sama membuat <text:tab/>rangkuman</text:p>
              </text:list-item>
              <text:list-item>
                <text:p text:style-name="P69"><text:span text:style-name="T6">Penguatan</text:span> dari guru</text:p>
              </text:list-item>
              <text:list-item>
                <text:p text:style-name="P69">Berdoa</text:p>
              </text:list-item>
              <text:list-item>
                <text:p text:style-name="P69">Selesai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7">Pertemuan ketiga: 4 Jam <text:span text:style-name="T7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0">Kegiatan</text:p>
          </table:table-cell>
          <table:table-cell table:style-name="Table3.A2" office:value-type="string">
            <text:p text:style-name="P30">Deskripsi Kegiatan Pembelajaran</text:p>
          </table:table-cell>
          <table:table-cell table:style-name="Table3.C14" office:value-type="string">
            <text:p text:style-name="P20">Alokasi Waktu</text:p>
          </table:table-cell>
        </table:table-row>
        <table:table-row>
          <table:table-cell table:style-name="Table3.A2" office:value-type="string">
            <text:p text:style-name="P21">Pendahuluan</text:p>
          </table:table-cell>
          <table:table-cell table:style-name="Table3.B14" office:value-type="string">
            <text:list xml:id="list182902948250635" text:continue-numbering="true" text:style-name="L14">
              <text:list-item>
                <text:p text:style-name="P51">Pengaturan / Manajemen kelas</text:p>
              </text:list-item>
              <text:list-item>
                <text:p text:style-name="P53">Beroda</text:p>
              </text:list-item>
              <text:list-item>
                <text:p text:style-name="P55">Pemberia motivasi</text:p>
              </text:list-item>
              <text:list-item>
                <text:p text:style-name="P57">Appersepsi</text:p>
              </text:list-item>
              <text:list-item>
                <text:p text:style-name="P59">Penjelasan materi pokok, prosedur kegiatan dan tujuan <text:tab/>pembelajaran yang akan dicapai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2">Inti</text:p>
          </table:table-cell>
          <table:table-cell table:style-name="Table3.B14" office:value-type="string">
            <text:list xml:id="list182903773467497" text:continue-numbering="true" text:style-name="L14">
              <text:list-item>
                <text:p text:style-name="P61">Peserta didik menyimak penjelasan dan peragaan <text:tab/>materi dari guru tentang <text:span text:style-name="T22">menjaga kebersihan kamar <text:tab/>tidur, kebersihan lingkungan rumah, lingkungan kelas <text:tab/>dan lingkungan sekolah</text:span></text:p>
              </text:list-item>
              <text:list-item>
                <text:p text:style-name="P63">Peserta didik mendiskusikan secara kelompok <text:tab/>penjelasan dan peragaan materi dari guru</text:p>
              </text:list-item>
              <text:list-item>
                <text:p text:style-name="P65">Peserta didik <text:span text:style-name="T22">mempresentasikan dihadapan kelompok <text:tab/>lain secara bergelir</text:span></text:p>
              </text:list-item>
              <text:list-item>
                <text:p text:style-name="P67">Peserta didik medapat umpan balik dari guru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3">Penutup</text:p>
          </table:table-cell>
          <table:table-cell table:style-name="Table3.B15" office:value-type="string">
            <text:list xml:id="list182903406873212" text:continue-numbering="true" text:style-name="L14">
              <text:list-item>
                <text:p text:style-name="P69">Bertanya jawab tentang materi yang telah dipelajari</text:p>
              </text:list-item>
              <text:list-item>
                <text:p text:style-name="P71">Guru dan peserta didik bersama – sama membuat <text:tab/>rangkuman</text:p>
              </text:list-item>
              <text:list-item>
                <text:p text:style-name="P69"><text:span text:style-name="T6">Penguatan</text:span> dari guru</text:p>
              </text:list-item>
              <text:list-item>
                <text:p text:style-name="P69">Berdoa</text:p>
              </text:list-item>
              <text:list-item>
                <text:p text:style-name="P69"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</table:table>
      <text:p text:style-name="P39"/>
      <text:p text:style-name="P39"/>
      <text:list xml:id="list3134011554" text:style-name="L15">
        <text:list-item>
          <text:p text:style-name="P87">PENILAIAN <text:span text:style-name="T12">HASIL </text:span>PEMBELAJARAN</text:p>
          <text:list>
            <text:list-item>
              <text:p text:style-name="P87">Teknik penilaian</text:p>
            </text:list-item>
          </text:list>
        </text:list-item>
      </text:list>
      <text:list xml:id="list931157811" text:style-name="L16">
        <text:list-item>
          <text:list>
            <text:list-item>
              <text:list>
                <text:list-item>
                  <text:p text:style-name="P88">Penilaian sikap<text:tab/>: Pengamatan (non – tes)</text:p>
                </text:list-item>
                <text:list-item>
                  <text:p text:style-name="P88">Penilaian pengetahuan<text:tab/>: Tertulis <text:span text:style-name="T13">(tes)</text:span></text:p>
                </text:list-item>
                <text:list-item>
                  <text:p text:style-name="P88">Penilaian keterampilan<text:tab/>: Pengamatan (non – tes)</text:p>
                </text:list-item>
              </text:list>
            </text:list-item>
          </text:list>
        </text:list-item>
      </text:list>
      <text:list xml:id="list2520072052" text:style-name="L17">
        <text:list-item>
          <text:p text:style-name="P90">Bentuk instrumen penilaian</text:p>
        </text:list-item>
      </text:list>
      <text:list xml:id="list905228204" text:style-name="L18">
        <text:list-item>
          <text:list>
            <text:list-item>
              <text:p text:style-name="P92">Penilaian sikap<text:tab/>: Jurnal</text:p>
            </text:list-item>
            <text:list-item>
              <text:p text:style-name="P94"><text:soft-page-break/>Penilaian pengetahuan<text:tab/>: Butir – butir soal (Pilihan ganda, uraian)</text:p>
            </text:list-item>
            <text:list-item>
              <text:p text:style-name="P94">Penilaian keterampilan<text:tab/>: Lembar pengamatan</text:p>
            </text:list-item>
          </text:list>
        </text:list-item>
      </text:list>
      <text:list xml:id="list182903447803884" text:continue-list="list2520072052" text:style-name="L17">
        <text:list-item>
          <text:p text:style-name="P91">Instrumen penilaian</text:p>
        </text:list-item>
      </text:list>
      <text:list xml:id="list3302220219" text:style-name="L19">
        <text:list-item>
          <text:list>
            <text:list-item>
              <text:p text:style-name="P93">Penilaian sikap<text:tab/>: Jurnal harian langsung dari guru</text:p>
            </text:list-item>
            <text:list-item>
              <text:p text:style-name="P95">Penilaian pengetahuan<text:tab/>: <text:span text:style-name="T8">Naskah tersendiri sebagai lampiran dari RPP</text:span></text:p>
            </text:list-item>
            <text:list-item>
              <text:p text:style-name="P95">Penilaian keterampilan<text:tab/>: <text:span text:style-name="T8">Naskah tersendiri sebagai lampiran dari RPP</text:span></text:p>
            </text:list-item>
          </text:list>
        </text:list-item>
      </text:list>
      <text:p text:style-name="P41"/>
      <text:p text:style-name="P41"/>
      <text:p text:style-name="P4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Menyetujui / Mengesahkan</text:p>
            <text:p text:style-name="P24">Kepala Sekolah</text:p>
            <text:p text:style-name="P24"/>
            <text:p text:style-name="P24"/>
            <text:p text:style-name="P26">USMAN, S.Pd</text:p>
            <text:p text:style-name="P25">N<text:span text:style-name="T9">IP</text:span>. <text:span text:style-name="T10">196807151999011002</text:span></text:p>
          </table:table-cell>
          <table:table-cell table:style-name="Table4.A1" office:value-type="string">
            <text:p text:style-name="P24">Ternate, 5 Januri 2019</text:p>
            <text:p text:style-name="P24">Guru Mata Pelajaran</text:p>
            <text:p text:style-name="P24"/>
            <text:p text:style-name="P24"/>
            <text:p text:style-name="P26">NURBAYA AHMAD</text:p>
            <text:p text:style-name="P24"><text:span text:style-name="T11">NIP</text:span>. 19661202198712200<text:span text:style-name="T18">6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1-22T18:29:01.242394875</dc:date>
    <meta:editing-duration>PT8H42S</meta:editing-duration>
    <meta:editing-cycles>313</meta:editing-cycles>
    <meta:document-statistic meta:table-count="5" meta:image-count="0" meta:object-count="0" meta:page-count="5" meta:paragraph-count="165" meta:word-count="895" meta:character-count="6018" meta:non-whitespace-character-count="5355"/>
  </office:meta>
</office:document-meta>
</file>